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8000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Text_20_body">
      <style:paragraph-properties fo:line-height="150%" fo:text-align="start" style:justify-single-word="false"/>
      <style:text-properties fo:font-size="12pt" style:font-size-asian="10.5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style:text-line-through-style="solid"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text-line-through-style="solid"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Text_20_body" style:list-style-name="L1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9" style:family="paragraph" style:parent-style-name="Text_20_body" style:list-style-name="L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0" style:family="paragraph" style:parent-style-name="Text_20_body" style:list-style-name="L3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1" style:family="paragraph" style:parent-style-name="Text_20_body" style:list-style-name="L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2" style:family="paragraph" style:parent-style-name="Text_20_body" style:list-style-name="L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3" style:family="paragraph" style:parent-style-name="Text_20_body" style:list-style-name="L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4" style:family="paragraph" style:parent-style-name="Text_20_body" style:list-style-name="L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5" style:family="paragraph" style:parent-style-name="Text_20_body" style:list-style-name="L9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6" style:family="paragraph" style:parent-style-name="Text_20_body" style:list-style-name="L12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7" style:family="paragraph" style:parent-style-name="Text_20_body" style:list-style-name="L14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8" style:family="paragraph" style:parent-style-name="Text_20_body" style:list-style-name="L15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19" style:family="paragraph" style:parent-style-name="Text_20_body" style:list-style-name="L16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0" style:family="paragraph" style:parent-style-name="Text_20_body" style:list-style-name="L17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1" style:family="paragraph" style:parent-style-name="Text_20_body" style:list-style-name="L18">
      <style:paragraph-properties fo:line-height="150%" fo:text-align="start" style:justify-single-word="false"/>
      <style:text-properties style:font-name="Arial" fo:font-size="12pt" style:font-size-asian="10.5pt" style:font-size-complex="12pt"/>
    </style:style>
    <style:style style:name="P22" style:family="paragraph" style:parent-style-name="Text_20_body" style:list-style-name="L4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3" style:family="paragraph" style:parent-style-name="Text_20_body" style:list-style-name="L1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4" style:family="paragraph" style:parent-style-name="Text_20_body" style:list-style-name="L13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5" style:family="paragraph" style:parent-style-name="Text_20_body" style:list-style-name="L19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6" style:family="paragraph" style:parent-style-name="Text_20_body" style:list-style-name="L20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7" style:family="paragraph" style:parent-style-name="Text_20_body" style:list-style-name="L11">
      <style:paragraph-properties fo:line-height="150%" fo:text-align="start" style:justify-single-word="false"/>
      <style:text-properties style:font-name="Arial" fo:font-size="12pt" fo:background-color="#008000" style:font-size-asian="10.5pt" style:font-size-complex="12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Arial" fo:font-size="12pt" fo:font-weight="bold" fo:background-color="#008000" style:font-size-asian="10.5pt" style:font-weight-asian="bold" style:font-size-complex="12pt" style:font-weight-complex="bold"/>
    </style:style>
    <style:style style:name="P29" style:family="paragraph" style:parent-style-name="Heading_20_1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30" style:family="paragraph" style:parent-style-name="Heading_20_2">
      <style:text-properties style:font-name="Arial" fo:font-style="normal" style:font-style-asian="normal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Fix</text:h>
      <text:p text:style-name="P4"/>
      <text:p text:style-name="P3">Hvad jeg umiddelbart kunne finde at af ting der skulle dokumenteres og ændres.</text:p>
      <text:p text:style-name="P3">Vær fri til at rette andre ting, der er jo jer, der også skal bruge det.</text:p>
      <text:p text:style-name="P3">Note: Kommentarer i interfaces kommer automatisk med i klasser, der implementerer den, undtagen hvis overskrevet i klassen.</text:p>
      <text:h text:style-name="P30" text:outline-level="2">Filerne:</text:h>
      <text:p text:style-name="P5"><text:span text:style-name="T1">(</text:span><text:span text:style-name="T2">Husk at tjekke efter om filnavnet faktisk opfylder standard og rette til, I skal så samtidig rette eller adde \file i headeren.</text:span><text:span text:style-name="T1">)</text:span></text:p>
      <text:p text:style-name="P1">ControlSystem:</text:p>
      <text:list xml:id="list40146178" text:style-name="L1">
        <text:list-item>
          <text:p text:style-name="P8">Klassenavn er på dansk.</text:p>
        </text:list-item>
        <text:list-item>
          <text:p text:style-name="P8">Mangler \file.</text:p>
        </text:list-item>
        <text:list-item>
          <text:p text:style-name="P8">Måske irellevant ekstra header information.</text:p>
        </text:list-item>
      </text:list>
      <text:p text:style-name="P1">Factory:</text:p>
      <text:list xml:id="list40142808" text:style-name="L2">
        <text:list-item>
          <text:p text:style-name="P9">\file.</text:p>
        </text:list-item>
        <text:list-item>
          <text:p text:style-name="P9">Måske irellevant ekstra header information.</text:p>
        </text:list-item>
      </text:list>
      <text:p text:style-name="P1">ThreadHandling:</text:p>
      <text:list xml:id="list40152834" text:style-name="L3">
        <text:list-item>
          <text:p text:style-name="P10">file.</text:p>
        </text:list-item>
        <text:list-item>
          <text:p text:style-name="P10">Måske irellevant ekstra header information.</text:p>
        </text:list-item>
        <text:list-item>
          <text:p text:style-name="P10">Flytte noget af header informationen til selve klassen.</text:p>
        </text:list-item>
        <text:list-item>
          <text:p text:style-name="P10">ThreadHolder beskrivelse.</text:p>
        </text:list-item>
      </text:list>
      <text:p text:style-name="P2">Wrapper:(Cong)</text:p>
      <text:list xml:id="list40147316" text:style-name="L4">
        <text:list-item>
          <text:p text:style-name="P22">Kommentarer for vektorer.</text:p>
        </text:list-item>
      </text:list>
      <text:p text:style-name="P1">Robot: ( Søren )</text:p>
      <text:list xml:id="list40164741" text:style-name="L5">
        <text:list-item>
          <text:p text:style-name="P11">Interface kommentarer.</text:p>
        </text:list-item>
        <text:list-item>
          <text:p text:style-name="P11">Enum kommentarer.</text:p>
        </text:list-item>
      </text:list>
      <text:p text:style-name="P1"><text:soft-page-break/>PositionViewModel: (Cong)</text:p>
      <text:list xml:id="list40164760" text:style-name="L6">
        <text:list-item>
          <text:p text:style-name="P12">Generelt dokumentation.</text:p>
        </text:list-item>
        <text:list-item>
          <text:p text:style-name="P12">[Placering fil kan samtidig rettes.]</text:p>
        </text:list-item>
      </text:list>
      <text:p text:style-name="P1">PositionModel: (Cong)</text:p>
      <text:list xml:id="list40154426" text:style-name="L7">
        <text:list-item>
          <text:p text:style-name="P13">Generelt dokumentation.</text:p>
        </text:list-item>
      </text:list>
      <text:p text:style-name="P1">IDLL:(Cong)</text:p>
      <text:list xml:id="list40153270" text:style-name="L8">
        <text:list-item>
          <text:p text:style-name="P14">Kommentarer.</text:p>
        </text:list-item>
      </text:list>
      <text:p text:style-name="P1">DLL:(Cong)</text:p>
      <text:list xml:id="list40163662" text:style-name="L9">
        <text:list-item>
          <text:p text:style-name="P15">Generelt dokumentation.</text:p>
        </text:list-item>
      </text:list>
      <text:p text:style-name="P2">SQLReader(Sam og René):</text:p>
      <text:list xml:id="list40134623" text:style-name="L10">
        <text:list-item>
          <text:p text:style-name="P23">Generelt dokumentation.</text:p>
        </text:list-item>
      </text:list>
      <text:p text:style-name="P2">SQLHandler:</text:p>
      <text:list xml:id="list40163024" text:style-name="L11">
        <text:list-item>
          <text:p text:style-name="P27">\file.</text:p>
        </text:list-item>
        <text:list-item>
          <text:p text:style-name="P27">Måske irellevant header information.</text:p>
        </text:list-item>
      </text:list>
      <text:p text:style-name="P1">LogEvent:</text:p>
      <text:list xml:id="list40132352" text:style-name="L12">
        <text:list-item>
          <text:p text:style-name="P16">Generelt dokumentation.</text:p>
        </text:list-item>
      </text:list>
      <text:p text:style-name="P2">ISQLReader(Sam og René):</text:p>
      <text:list xml:id="list40147101" text:style-name="L13">
        <text:list-item>
          <text:p text:style-name="P24">Klasse beskrivelse.</text:p>
        </text:list-item>
      </text:list>
      <text:p text:style-name="P1">ISQLHandler:</text:p>
      <text:list xml:id="list40157628" text:style-name="L14">
        <text:list-item>
          <text:p text:style-name="P17">Generelt dokumentation.(Kan tage fra interface og fjerne fra implementation.)</text:p>
        </text:list-item>
      </text:list>
      <text:p text:style-name="P7">ILogEvents:</text:p>
      <text:list xml:id="list40148779" text:style-name="L15">
        <text:list-item>
          <text:p text:style-name="P18">Generelt dokumentation.</text:p>
        </text:list-item>
      </text:list>
      <text:p text:style-name="P6">Databaselog:</text:p>
      <text:list xml:id="list40152173" text:style-name="L16">
        <text:list-item>
          <text:p text:style-name="P19">Generelt dokumentation.</text:p>
        </text:list-item>
      </text:list>
      <text:p text:style-name="P7">Cubes:</text:p>
      <text:list xml:id="list40158252" text:style-name="L17">
        <text:list-item>
          <text:p text:style-name="P20">Klasse beskrivelse.</text:p>
        </text:list-item>
      </text:list>
      <text:p text:style-name="P7"><text:soft-page-break/>Cube:</text:p>
      <text:list xml:id="list40136148" text:style-name="L18">
        <text:list-item>
          <text:p text:style-name="P21">Generelt dokumentation.</text:p>
        </text:list-item>
      </text:list>
      <text:p text:style-name="P2">IDEViewModel(Sam og René):</text:p>
      <text:list xml:id="list40161257" text:style-name="L19">
        <text:list-item>
          <text:p text:style-name="P25">Generelt dokumentation.</text:p>
        </text:list-item>
      </text:list>
      <text:p text:style-name="P2">ViewModelManualSteering(René):</text:p>
      <text:list xml:id="list40154990" text:style-name="L20">
        <text:list-item>
          <text:p text:style-name="P26">Generelt dokumentation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8S</meta:editing-duration>
    <meta:editing-cycles>39</meta:editing-cycles>
    <meta:generator>LibreOffice/3.5$Windows_x86 LibreOffice_project/dc9775d-05ecbee-0851ad3-1586698-727bf66</meta:generator>
    <dc:date>2012-05-14T20:08:25.55</dc:date>
    <meta:document-statistic meta:table-count="0" meta:image-count="0" meta:object-count="0" meta:page-count="3" meta:paragraph-count="55" meta:word-count="214" meta:character-count="1501" meta:non-whitespace-character-count="1371"/>
    <meta:user-defined meta:name="Info 1"/>
    <meta:user-defined meta:name="Info 2"/>
    <meta:user-defined meta:name="Info 3"/>
    <meta:user-defined meta:name="Info 4"/>
  </office:meta>
</office:document-meta>
</file>